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04000002949828F13DB351518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318cm" svg:height="13.096cm" svg:x="3.324cm" svg:y="8.589cm">
          <draw:image xlink:href="Pictures/1000000000000304000002949828F13DB35151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5:09:41.971718368</meta:creation-date>
    <dc:date>2018-04-26T15:10:31.205730364</dc:date>
    <meta:editing-duration>PT49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